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3cm" fo:min-width="0cm"/>
      <style:paragraph-properties style:writing-mode="lr-tb"/>
    </style:style>
    <style:style style:name="pr1" style:family="presentation" style:parent-style-name="Standard-title">
      <style:graphic-properties fo:min-height="5.372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color="#c9211e" loext:opacity="100%" fo:font-size="24pt" style:font-size-asian="24pt" style:font-size-complex="24pt"/>
    </style:style>
    <style:style style:name="P4" style:family="paragraph">
      <loext:graphic-properties draw:fill="none" draw:fill-color="#ffffff"/>
      <style:text-properties fo:color="#c9211e" loext:opacity="100%"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372cm" svg:x="1.301cm" svg:y="5.5cm" presentation:class="title" presentation:user-transformed="true">
          <draw:text-box>
            <text:p text:style-name="P1"><text:span text:style-name="T1">Project Present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What questions did we answer ?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mensionality ( number of features ) affect on performance for certain classification algorithms</text:p>
              </text:list-item>
              <text:list-item>
                <text:p>Overfitting and regularization techniques</text:p>
              </text:list-item>
              <text:list-item>
                <text:p>Overfitting and model complex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1" draw:layer="layout" svg:width="25.199cm" svg:height="2.629cm" svg:x="1.5cm" svg:y="6.371cm" presentation:class="title" presentation:user-transformed="true">
          <draw:text-box>
            <text:p text:style-name="P1"><text:span text:style-name="T1">Dimensionalit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ynthetic data : create 3 realistic datasets of different dimensionalities</text:p>
              </text:list-item>
              <text:list-item>
                <text:p>The algorithms : a neural network, logistic regression and randomForest classifier</text:p>
              </text:list-item>
              <text:list-item>
                <text:p>Split the data and fit it to the models</text:p>
              </text:list-item>
              <text:list-item>
                <text:p>How did we evaluate the performance ?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Evaluation techniques</text:span></text:p>
          </draw:text-box>
        </draw:frame>
        <draw:frame presentation:style-name="pr4" draw:layer="layout" svg:width="25.199cm" svg:height="3.315cm" svg:x="1.4cm" svg:y="3.685cm" presentation:class="outline" presentation:user-transformed="true">
          <draw:text-box>
            <text:list text:style-name="L2">
              <text:list-item>
                <text:p>Skickit Learn classification reports (f1-score)</text:p>
              </text:list-item>
              <text:list-item>
                <text:p>ROC curves ( TP rate vs FP rate )</text:p>
                <text:p/>
              </text:list-item>
            </text:list>
          </draw:text-box>
        </draw:frame>
        <draw:frame draw:style-name="gr2" draw:text-style-name="P4" draw:layer="layout" svg:width="14.5cm" svg:height="1.543cm" svg:x="7cm" svg:y="9.957cm">
          <draw:text-box>
            <text:p text:style-name="P3"><text:span text:style-name="T2">What did we learn from the results 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 text:style-name="P1"><text:span text:style-name="T1">First result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Neural networks adapt the best to the dimensionality</text:span></text:p>
              </text:list-item>
              <text:list-item>
                <text:p text:style-name="P5"><text:span text:style-name="T3">5/10 features is better to generalize than 15/30</text:span></text:p>
              </text:list-item>
              <text:list-item>
                <text:p text:style-name="P5"><text:span text:style-name="T3">Non-important features affect the model drastically</text:span></text:p>
              </text:list-item>
              <text:list-item>
                <text:p text:style-name="P5"><text:span text:style-name="T3"><text:s/></text:span><text:span text:style-name="T3">LogisticRegression is the most sensitive to </text:span><text:span text:style-name="T3">« dimensional noise »</text:span></text:p>
              </text:list-item>
              <text:list-item>
                <text:p text:style-name="P5"><text:span text:style-name="T3">The curse of dimensionality is real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1" draw:layer="layout" svg:width="25.199cm" svg:height="3.473cm" svg:x="1.4cm" svg:y="0.206cm" presentation:class="title" presentation:user-transformed="true">
          <draw:text-box>
            <text:p text:style-name="P1"><text:span text:style-name="T1">Dimensionality reduction techniques</text:span></text:p>
          </draw:text-box>
        </draw:frame>
        <draw:frame presentation:style-name="pr4" draw:layer="layout" svg:width="25.199cm" svg:height="9.134cm" svg:x="1.301cm" svg:y="4.866cm" presentation:class="outline" presentation:user-transformed="true">
          <draw:text-box>
            <text:list text:style-name="L2">
              <text:list-header>
                <text:p>Briefly, we can classify them into two categories :</text:p>
              </text:list-header>
              <text:list-item>
                <text:p><text:span text:style-name="T4">Feature Selection : delete non-important features</text:span></text:p>
              </text:list-item>
              <text:list-item>
                <text:p><text:span text:style-name="T4">Feature Extraction : high-dimensional space to a lower </text:span><text:span text:style-name="T4">o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8T08:04:54.428410325</meta:creation-date>
    <meta:generator>LibreOffice/7.3.7.2$Linux_X86_64 LibreOffice_project/30$Build-2</meta:generator>
    <dc:date>2023-06-08T08:52:01.918795540</dc:date>
    <meta:editing-duration>PT5M48S</meta:editing-duration>
    <meta:editing-cycles>1</meta:editing-cycles>
    <meta:document-statistic meta:object-count="47"/>
  </office:meta>
</office:document-meta>
</file>